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26pt"/>
    </style:style>
    <style:style style:name="co3" style:family="table-column">
      <style:table-column-properties fo:break-before="auto" style:column-width="86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ext-properties fo:color="#cc3300"/>
    </style:style>
    <style:style style:name="ce5" style:family="table-cell" style:parent-style-name="Default">
      <style:text-properties fo:color="#00cc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Half Levels</text:p>
          </table:table-cell>
          <table:table-cell office:value-type="string" calcext:value-type="string">
            <text:p>C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351374" calcext:value-type="float">
            <text:p>0.1351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63979" calcext:value-type="float">
            <text:p>0.166397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926509" calcext:value-type="float">
            <text:p>0.19265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57325" calcext:value-type="float">
            <text:p>0.215732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2365727" calcext:value-type="float">
            <text:p>0.2365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57201" calcext:value-type="float">
            <text:p>0.255720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2735304" calcext:value-type="float">
            <text:p>0.2735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902499" calcext:value-type="float">
            <text:p>0.290249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3060574" calcext:value-type="float">
            <text:p>0.30605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10876" calcext:value-type="float">
            <text:p>0.321087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335445" calcext:value-type="float">
            <text:p>0.335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92127" calcext:value-type="float">
            <text:p>0.349212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3624578" calcext:value-type="float">
            <text:p>0.36245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752356" calcext:value-type="float">
            <text:p>0.375235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3875924" calcext:value-type="float">
            <text:p>0.38759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95673" calcext:value-type="float">
            <text:p>0.399567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4111936" calcext:value-type="float">
            <text:p>0.41119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25" calcext:value-type="float">
            <text:p>0.422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4335117" calcext:value-type="float">
            <text:p>0.43351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431076" calcext:value-type="float">
            <text:p>0.4431076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45306" calcext:value-type="float">
            <text:p>0.453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27984" calcext:value-type="float">
            <text:p>0.462798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4723361" calcext:value-type="float">
            <text:p>0.47233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1685" calcext:value-type="float">
            <text:p>0.48168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4908558" calcext:value-type="float">
            <text:p>0.49085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998584" calcext:value-type="float">
            <text:p>0.4998584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5087018" calcext:value-type="float">
            <text:p>0.5087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17394" calcext:value-type="float">
            <text:p>0.51739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5259425" calcext:value-type="float">
            <text:p>0.52594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343543" calcext:value-type="float">
            <text:p>0.5343543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5426358" calcext:value-type="float">
            <text:p>0.54263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507927" calcext:value-type="float">
            <text:p>0.550792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5588306" calcext:value-type="float">
            <text:p>0.55883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667545" calcext:value-type="float">
            <text:p>0.566754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5745692" calcext:value-type="float">
            <text:p>0.57456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822789" calcext:value-type="float">
            <text:p>0.5822789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5898879" calcext:value-type="float">
            <text:p>0.58988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974" calcext:value-type="float">
            <text:p>0.597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.6048188" calcext:value-type="float">
            <text:p>0.60481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121573" calcext:value-type="float">
            <text:p>0.6121573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6194041" calcext:value-type="float">
            <text:p>0.61940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265671" calcext:value-type="float">
            <text:p>0.6265671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6336492" calcext:value-type="float">
            <text:p>0.63364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40653" calcext:value-type="float">
            <text:p>0.640653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.647581" calcext:value-type="float">
            <text:p>0.6475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44356" calcext:value-type="float">
            <text:p>0.6544356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.6612193" calcext:value-type="float">
            <text:p>0.66121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67934" calcext:value-type="float">
            <text:p>0.667934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6745819" calcext:value-type="float">
            <text:p>0.67458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811649" calcext:value-type="float">
            <text:p>0.6811649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6876849" calcext:value-type="float">
            <text:p>0.68768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941437" calcext:value-type="float">
            <text:p>0.6941437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0.7005429" calcext:value-type="float">
            <text:p>0.70054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068842" calcext:value-type="float">
            <text:p>0.7068842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7131691" calcext:value-type="float">
            <text:p>0.71316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193991" calcext:value-type="float">
            <text:p>0.7193991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0.7255756" calcext:value-type="float">
            <text:p>0.72557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317" calcext:value-type="float">
            <text:p>0.7317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0.734741" calcext:value-type="float">
            <text:p>0.7347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377695" calcext:value-type="float">
            <text:p>0.7377695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.7407856" calcext:value-type="float">
            <text:p>0.74078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437894" calcext:value-type="float">
            <text:p>0.7437894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.7467812" calcext:value-type="float">
            <text:p>0.74678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49761" calcext:value-type="float">
            <text:p>0.74976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0.7527291" calcext:value-type="float">
            <text:p>0.75272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556855" calcext:value-type="float">
            <text:p>0.7556855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0.7586304" calcext:value-type="float">
            <text:p>0.75863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615638" calcext:value-type="float">
            <text:p>0.761563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0.7644861" calcext:value-type="float">
            <text:p>0.76448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673972" calcext:value-type="float">
            <text:p>0.7673972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0.7702973" calcext:value-type="float">
            <text:p>0.77029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731865" calcext:value-type="float">
            <text:p>0.7731865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776065" calcext:value-type="float">
            <text:p>0.7760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789328" calcext:value-type="float">
            <text:p>0.7789328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0.7817901" calcext:value-type="float">
            <text:p>0.78179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84637" calcext:value-type="float">
            <text:p>0.784637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0.7874736" calcext:value-type="float">
            <text:p>0.78747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903" calcext:value-type="float">
            <text:p>0.7903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.7931164" calcext:value-type="float">
            <text:p>0.7931164</text:p>
          </table:table-cell>
        </table:table-row>
      </table:table>
      <table:table table:name="Sheet1" table:style-name="ta1">
        <table:shapes>
          <draw:frame draw:z-index="0" draw:style-name="gr1" draw:text-style-name="P1" svg:width="520.81pt" svg:height="359.15pt" svg:x="673.17pt" svg:y="16.55pt">
            <loext:p draw:notify-on-update-of-ranges="Sheet1.C2:Sheet1.C11 Sheet1.E1:Sheet1.E1 Sheet1.E2:Sheet1.E11 Sheet1.C2:Sheet1.C11 Sheet1.D1:Sheet1.D1 Sheet1.D2:Sheet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68.3pt" svg:y="393.62pt">
            <loext:p draw:notify-on-update-of-ranges="Sheet1.C12:Sheet1.C35 Sheet1.E1:Sheet1.E1 Sheet1.E12:Sheet1.E35 Sheet1.C12:Sheet1.C35 Sheet1.D1:Sheet1.D1 Sheet1.D12:Sheet1.D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4.31pt" svg:y="465.9pt">
            <loext:p draw:notify-on-update-of-ranges="Sheet1.C2:Sheet1.C11 Sheet1.H2:Sheet1.H11 Sheet1.H12:Sheet1.H23 Sheet1.C12:Sheet1.C23 Sheet1.H24:Sheet1.H35 Sheet1.C24:Sheet1.C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2"/>
        <table:table-column table:style-name="co1" table:default-cell-style-name="ce5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trainer level</text:p>
          </table:table-cell>
          <table:table-cell table:style-name="Default" office:value-type="string" calcext:value-type="string">
            <text:p>pkm level</text:p>
          </table:table-cell>
          <table:table-cell table:style-name="Default" office:value-type="string" calcext:value-type="string">
            <text:p>pkm/trainer ratio</text:p>
          </table:table-cell>
          <table:table-cell table:style-name="Default" office:value-type="string" calcext:value-type="string">
            <text:p>sceenshot angle</text:p>
          </table:table-cell>
          <table:table-cell table:style-name="Default" office:value-type="string" calcext:value-type="string">
            <text:p>t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10"/>
          <table:table-cell office:value-type="string" calcext:value-type="string">
            <text:p>SQRT( C2 * 52357.9848 + 1337.885703) - SQRT(1337.885703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([.B2]-[.$F$1])/([.A2]+[.$G$1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4" table:formula="of:=180 * (INDEX([data.$B$2:.$B$81];[.B2]*2-1) - INDEX([data.$B$2:.$B$81];1)) / (INDEX([data.$B$2:.$B$81]; ([.A2]+2)*2-1) - INDEX([data.$B$2:.$B$81];1))" office:value-type="float" office:value="0" calcext:value-type="float">
            <text:p>0</text:p>
          </table:table-cell>
          <table:table-cell table:number-columns-repeated="2"/>
          <table:table-cell table:formula="of:=[.D2]-[.E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([.B3]-[.$F$1])/([.A3]+[.$G$1])" office:value-type="float" office:value="0.137931034482759" calcext:value-type="float">
            <text:p>0.14</text:p>
          </table:table-cell>
          <table:table-cell table:formula="of:=180-124.75" office:value-type="float" office:value="55.25" calcext:value-type="float">
            <text:p>55.25</text:p>
          </table:table-cell>
          <table:table-cell table:style-name="ce4" table:formula="of:=180 * (INDEX([data.$B$2:.$B$81];[.B3]*2-1) - INDEX([data.$B$2:.$B$81];1)) / (INDEX([data.$B$2:.$B$81]; ([.A3]+2)*2-1) - INDEX([data.$B$2:.$B$81];1))" office:value-type="float" office:value="55.3943578485181" calcext:value-type="float">
            <text:p>55.3943578485181</text:p>
          </table:table-cell>
          <table:table-cell table:number-columns-repeated="2"/>
          <table:table-cell table:formula="of:=[.D3]-[.E3]" office:value-type="float" office:value="-0.144357848518105" calcext:value-type="float">
            <text:p>-0.14435784851810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B4]-[.$F$1])/([.A4]+[.$G$1])" office:value-type="float" office:value="0.344827586206897" calcext:value-type="float">
            <text:p>0.34</text:p>
          </table:table-cell>
          <table:table-cell table:formula="of:=180-81.58" office:value-type="float" office:value="98.42" calcext:value-type="float">
            <text:p>98.42</text:p>
          </table:table-cell>
          <table:table-cell table:style-name="ce4" table:formula="of:=180 * (INDEX([data.$B$2:.$B$81];[.B4]*2-1) - INDEX([data.$B$2:.$B$81];1)) / (INDEX([data.$B$2:.$B$81]; ([.A4]+2)*2-1) - INDEX([data.$B$2:.$B$81];1))" office:value-type="float" office:value="98.5406429355496" calcext:value-type="float">
            <text:p>98.5406429355496</text:p>
          </table:table-cell>
          <table:table-cell table:number-columns-repeated="2"/>
          <table:table-cell table:formula="of:=[.D4]-[.E4]" office:value-type="float" office:value="-0.120642935549611" calcext:value-type="float">
            <text:p>-0.120642935549611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([.B5]-[.$F$1])/([.A5]+[.$G$1])" office:value-type="float" office:value="0.655172413793103" calcext:value-type="float">
            <text:p>0.66</text:p>
          </table:table-cell>
          <table:table-cell table:formula="of:=180-38" office:value-type="float" office:value="142" calcext:value-type="float">
            <text:p>142</text:p>
          </table:table-cell>
          <table:table-cell table:style-name="ce4" table:formula="of:=180 * (INDEX([data.$B$2:.$B$81];[.B5]*2-1) - INDEX([data.$B$2:.$B$81];1)) / (INDEX([data.$B$2:.$B$81]; ([.A5]+2)*2-1) - INDEX([data.$B$2:.$B$81];1))" office:value-type="float" office:value="142.091892739533" calcext:value-type="float">
            <text:p>142.091892739533</text:p>
          </table:table-cell>
          <table:table-cell table:number-columns-repeated="2"/>
          <table:table-cell table:formula="of:=[.D5]-[.E5]" office:value-type="float" office:value="-0.0918927395327103" calcext:value-type="float">
            <text:p>-0.09189273953271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B6]-[.$F$1])/([.A6]+[.$G$1])" office:value-type="float" office:value="0.758620689655172" calcext:value-type="float">
            <text:p>0.76</text:p>
          </table:table-cell>
          <table:table-cell table:formula="of:=180-25.7" office:value-type="float" office:value="154.3" calcext:value-type="float">
            <text:p>154.3</text:p>
          </table:table-cell>
          <table:table-cell table:style-name="ce4" table:formula="of:=180 * (INDEX([data.$B$2:.$B$81];[.B6]*2-1) - INDEX([data.$B$2:.$B$81];1)) / (INDEX([data.$B$2:.$B$81]; ([.A6]+2)*2-1) - INDEX([data.$B$2:.$B$81];1))" office:value-type="float" office:value="154.300674298259" calcext:value-type="float">
            <text:p>154.300674298259</text:p>
          </table:table-cell>
          <table:table-cell table:number-columns-repeated="2"/>
          <table:table-cell table:formula="of:=[.D6]-[.E6]" office:value-type="float" office:value="-0.000674298259326633" calcext:value-type="float">
            <text:p>-0.0006742982593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([.B7]-[.$F$1])/([.A7]+[.$G$1])" office:value-type="float" office:value="0.827586206896552" calcext:value-type="float">
            <text:p>0.83</text:p>
          </table:table-cell>
          <table:table-cell table:formula="of:=180-17.87" office:value-type="float" office:value="162.13" calcext:value-type="float">
            <text:p>162.13</text:p>
          </table:table-cell>
          <table:table-cell table:style-name="ce4" table:formula="of:=180 * (INDEX([data.$B$2:.$B$81];[.B7]*2-1) - INDEX([data.$B$2:.$B$81];1)) / (INDEX([data.$B$2:.$B$81]; ([.A7]+2)*2-1) - INDEX([data.$B$2:.$B$81];1))" office:value-type="float" office:value="162.001129057551" calcext:value-type="float">
            <text:p>162.001129057551</text:p>
          </table:table-cell>
          <table:table-cell table:number-columns-repeated="2"/>
          <table:table-cell table:formula="of:=[.D7]-[.E7]" office:value-type="float" office:value="0.128870942449453" calcext:value-type="float">
            <text:p>0.128870942449453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([.B8]-[.$F$1])/([.A8]+[.$G$1])" office:value-type="float" office:value="0.896551724137931" calcext:value-type="float">
            <text:p>0.90</text:p>
          </table:table-cell>
          <table:table-cell table:formula="of:=180-10.43" office:value-type="float" office:value="169.57" calcext:value-type="float">
            <text:p>169.57</text:p>
          </table:table-cell>
          <table:table-cell table:style-name="ce4" table:formula="of:=180 * (INDEX([data.$B$2:.$B$81];[.B8]*2-1) - INDEX([data.$B$2:.$B$81];1)) / (INDEX([data.$B$2:.$B$81]; ([.A8]+2)*2-1) - INDEX([data.$B$2:.$B$81];1))" office:value-type="float" office:value="169.39919397836" calcext:value-type="float">
            <text:p>169.39919397836</text:p>
          </table:table-cell>
          <table:table-cell table:number-columns-repeated="2"/>
          <table:table-cell table:formula="of:=[.D8]-[.E8]" office:value-type="float" office:value="0.170806021640288" calcext:value-type="float">
            <text:p>0.170806021640288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5" calcext:value-type="float">
            <text:p>27.5</text:p>
          </table:table-cell>
          <table:table-cell table:formula="of:=([.B9]-[.$F$1])/([.A9]+[.$G$1])" office:value-type="float" office:value="0.913793103448276" calcext:value-type="float">
            <text:p>0.91</text:p>
          </table:table-cell>
          <table:table-cell table:formula="of:=180-8.62" office:value-type="float" office:value="171.38" calcext:value-type="float">
            <text:p>171.38</text:p>
          </table:table-cell>
          <table:table-cell table:style-name="ce4" table:formula="of:=180 * (INDEX([data.$B$2:.$B$81];[.B9]*2-1) - INDEX([data.$B$2:.$B$81];1)) / (INDEX([data.$B$2:.$B$81]; ([.A9]+2)*2-1) - INDEX([data.$B$2:.$B$81];1))" office:value-type="float" office:value="171.205460247765" calcext:value-type="float">
            <text:p>171.205460247765</text:p>
          </table:table-cell>
          <table:table-cell table:number-columns-repeated="2"/>
          <table:table-cell table:formula="of:=[.D9]-[.E9]" office:value-type="float" office:value="0.174539752234608" calcext:value-type="float">
            <text:p>0.1745397522346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formula="of:=([.B10]-[.$F$1])/([.A10]+[.$G$1])" office:value-type="float" office:value="0.931034482758621" calcext:value-type="float">
            <text:p>0.93</text:p>
          </table:table-cell>
          <table:table-cell table:formula="of:=180-6.94" office:value-type="float" office:value="173.06" calcext:value-type="float">
            <text:p>173.06</text:p>
          </table:table-cell>
          <table:table-cell table:style-name="ce4" table:formula="of:=180 * (INDEX([data.$B$2:.$B$81];[.B10]*2-1) - INDEX([data.$B$2:.$B$81];1)) / (INDEX([data.$B$2:.$B$81]; ([.A10]+2)*2-1) - INDEX([data.$B$2:.$B$81];1))" office:value-type="float" office:value="172.995383409127" calcext:value-type="float">
            <text:p>172.995383409127</text:p>
          </table:table-cell>
          <table:table-cell table:number-columns-repeated="2"/>
          <table:table-cell table:formula="of:=[.D10]-[.E10]" office:value-type="float" office:value="0.0646165908734702" calcext:value-type="float">
            <text:p>0.0646165908734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.5" calcext:value-type="float">
            <text:p>29.5</text:p>
          </table:table-cell>
          <table:table-cell table:formula="of:=([.B11]-[.$F$1])/([.A11]+[.$G$1])" office:value-type="float" office:value="0.982758620689655" calcext:value-type="float">
            <text:p>0.98</text:p>
          </table:table-cell>
          <table:table-cell table:formula="of:=180-1.68" office:value-type="float" office:value="178.32" calcext:value-type="float">
            <text:p>178.32</text:p>
          </table:table-cell>
          <table:table-cell table:style-name="ce4" table:formula="of:=180 * (INDEX([data.$B$2:.$B$81];[.B11]*2-1) - INDEX([data.$B$2:.$B$81];1)) / (INDEX([data.$B$2:.$B$81]; ([.A11]+2)*2-1) - INDEX([data.$B$2:.$B$81];1))" office:value-type="float" office:value="178.271299984319" calcext:value-type="float">
            <text:p>178.271299984319</text:p>
          </table:table-cell>
          <table:table-cell table:number-columns-repeated="2"/>
          <table:table-cell table:formula="of:=[.D11]-[.E11]" office:value-type="float" office:value="0.0487000156813622" calcext:value-type="float">
            <text:p>0.048700015681362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[.B12]-[.$F$1])/([.A12]+[.$G$1])" office:value-type="float" office:value="0.0666666666666667" calcext:value-type="float">
            <text:p>0.07</text:p>
          </table:table-cell>
          <table:table-cell table:formula="of:=180-150.47" office:value-type="float" office:value="29.53" calcext:value-type="float">
            <text:p>29.53</text:p>
          </table:table-cell>
          <table:table-cell table:formula="of:=180 * (INDEX([data.$B$2:.$B$81];[.B12]*2-1) - INDEX([data.$B$2:.$B$81];1)) / (INDEX([data.$B$2:.$B$81]; ([.A12]+2)*2-1) - INDEX([data.$B$2:.$B$81];1))" office:value-type="float" office:value="29.5934932394211" calcext:value-type="float">
            <text:p>29.5934932394211</text:p>
          </table:table-cell>
          <table:table-cell table:number-columns-repeated="2"/>
          <table:table-cell table:formula="of:=[.D12]-[.E12]" office:value-type="float" office:value="-0.0634932394210672" calcext:value-type="float">
            <text:p>-0.063493239421067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([.B13]-[.$F$1])/([.A13]+[.$G$1])" office:value-type="float" office:value="0.133333333333333" calcext:value-type="float">
            <text:p>0.13</text:p>
          </table:table-cell>
          <table:table-cell table:formula="of:=180-130.37" office:value-type="float" office:value="49.63" calcext:value-type="float">
            <text:p>49.63</text:p>
          </table:table-cell>
          <table:table-cell table:formula="of:=180 * (INDEX([data.$B$2:.$B$81];[.B13]*2-1) - INDEX([data.$B$2:.$B$81];1)) / (INDEX([data.$B$2:.$B$81]; ([.A13]+2)*2-1) - INDEX([data.$B$2:.$B$81];1))" office:value-type="float" office:value="49.7595913109058" calcext:value-type="float">
            <text:p>49.7595913109058</text:p>
          </table:table-cell>
          <table:table-cell table:number-columns-repeated="2"/>
          <table:table-cell table:formula="of:=[.D13]-[.E13]" office:value-type="float" office:value="-0.129591310905788" calcext:value-type="float">
            <text:p>-0.129591310905788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([.B14]-[.$F$1])/([.A14]+[.$G$1])" office:value-type="float" office:value="0.2" calcext:value-type="float">
            <text:p>0.20</text:p>
          </table:table-cell>
          <table:table-cell table:formula="of:=180-113.94" office:value-type="float" office:value="66.06" calcext:value-type="float">
            <text:p>66.06</text:p>
          </table:table-cell>
          <table:table-cell table:formula="of:=180 * (INDEX([data.$B$2:.$B$81];[.B14]*2-1) - INDEX([data.$B$2:.$B$81];1)) / (INDEX([data.$B$2:.$B$81]; ([.A14]+2)*2-1) - INDEX([data.$B$2:.$B$81];1))" office:value-type="float" office:value="66.1049931838976" calcext:value-type="float">
            <text:p>66.1049931838976</text:p>
          </table:table-cell>
          <table:table-cell table:number-columns-repeated="2"/>
          <table:table-cell table:formula="of:=[.D14]-[.E14]" office:value-type="float" office:value="-0.0449931838976028" calcext:value-type="float">
            <text:p>-0.04499318389760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([.B15]-[.$F$1])/([.A15]+[.$G$1])" office:value-type="float" office:value="0.266666666666667" calcext:value-type="float">
            <text:p>0.27</text:p>
          </table:table-cell>
          <table:table-cell table:formula="of:=180-99.9" office:value-type="float" office:value="80.1" calcext:value-type="float">
            <text:p>80.1</text:p>
          </table:table-cell>
          <table:table-cell table:formula="of:=180 * (INDEX([data.$B$2:.$B$81];[.B15]*2-1) - INDEX([data.$B$2:.$B$81];1)) / (INDEX([data.$B$2:.$B$81]; ([.A15]+2)*2-1) - INDEX([data.$B$2:.$B$81];1))" office:value-type="float" office:value="80.2194551069446" calcext:value-type="float">
            <text:p>80.2194551069446</text:p>
          </table:table-cell>
          <table:table-cell table:number-columns-repeated="2"/>
          <table:table-cell table:formula="of:=[.D15]-[.E15]" office:value-type="float" office:value="-0.119455106944571" calcext:value-type="float">
            <text:p>-0.11945510694457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([.B16]-[.$F$1])/([.A16]+[.$G$1])" office:value-type="float" office:value="0.333333333333333" calcext:value-type="float">
            <text:p>0.33</text:p>
          </table:table-cell>
          <table:table-cell table:formula="of:=180-87.31" office:value-type="float" office:value="92.69" calcext:value-type="float">
            <text:p>92.69</text:p>
          </table:table-cell>
          <table:table-cell table:formula="of:=180 * (INDEX([data.$B$2:.$B$81];[.B16]*2-1) - INDEX([data.$B$2:.$B$81];1)) / (INDEX([data.$B$2:.$B$81]; ([.A16]+2)*2-1) - INDEX([data.$B$2:.$B$81];1))" office:value-type="float" office:value="92.8247277249251" calcext:value-type="float">
            <text:p>92.8247277249251</text:p>
          </table:table-cell>
          <table:table-cell table:number-columns-repeated="2"/>
          <table:table-cell table:formula="of:=[.D16]-[.E16]" office:value-type="float" office:value="-0.134727724925128" calcext:value-type="float">
            <text:p>-0.134727724925128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([.B17]-[.$F$1])/([.A17]+[.$G$1])" office:value-type="float" office:value="0.4" calcext:value-type="float">
            <text:p>0.40</text:p>
          </table:table-cell>
          <table:table-cell table:formula="of:=180-75.21" office:value-type="float" office:value="104.79" calcext:value-type="float">
            <text:p>104.79</text:p>
          </table:table-cell>
          <table:table-cell table:formula="of:=180 * (INDEX([data.$B$2:.$B$81];[.B17]*2-1) - INDEX([data.$B$2:.$B$81];1)) / (INDEX([data.$B$2:.$B$81]; ([.A17]+2)*2-1) - INDEX([data.$B$2:.$B$81];1))" office:value-type="float" office:value="104.32119318467" calcext:value-type="float">
            <text:p>104.32119318467</text:p>
          </table:table-cell>
          <table:table-cell table:number-columns-repeated="2"/>
          <table:table-cell table:formula="of:=[.D17]-[.E17]" office:value-type="float" office:value="0.468806815330311" calcext:value-type="float">
            <text:p>0.46880681533031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([.B18]-[.$F$1])/([.A18]+[.$G$1])" office:value-type="float" office:value="0.466666666666667" calcext:value-type="float">
            <text:p>0.47</text:p>
          </table:table-cell>
          <table:table-cell table:formula="of:=180-65.05" office:value-type="float" office:value="114.95" calcext:value-type="float">
            <text:p>114.95</text:p>
          </table:table-cell>
          <table:table-cell table:formula="of:=180 * (INDEX([data.$B$2:.$B$81];[.B18]*2-1) - INDEX([data.$B$2:.$B$81];1)) / (INDEX([data.$B$2:.$B$81]; ([.A18]+2)*2-1) - INDEX([data.$B$2:.$B$81];1))" office:value-type="float" office:value="114.958359666296" calcext:value-type="float">
            <text:p>114.958359666296</text:p>
          </table:table-cell>
          <table:table-cell table:number-columns-repeated="2"/>
          <table:table-cell table:formula="of:=[.D18]-[.E18]" office:value-type="float" office:value="-0.00835966629600193" calcext:value-type="float">
            <text:p>-0.008359666296002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B19]-[.$F$1])/([.A19]+[.$G$1])" office:value-type="float" office:value="0.533333333333333" calcext:value-type="float">
            <text:p>0.53</text:p>
          </table:table-cell>
          <table:table-cell table:formula="of:=180-55.11" office:value-type="float" office:value="124.89" calcext:value-type="float">
            <text:p>124.89</text:p>
          </table:table-cell>
          <table:table-cell table:formula="of:=180 * (INDEX([data.$B$2:.$B$81];[.B19]*2-1) - INDEX([data.$B$2:.$B$81];1)) / (INDEX([data.$B$2:.$B$81]; ([.A19]+2)*2-1) - INDEX([data.$B$2:.$B$81];1))" office:value-type="float" office:value="124.904228254385" calcext:value-type="float">
            <text:p>124.904228254385</text:p>
          </table:table-cell>
          <table:table-cell table:number-columns-repeated="2"/>
          <table:table-cell table:formula="of:=[.D19]-[.E19]" office:value-type="float" office:value="-0.0142282543851593" calcext:value-type="float">
            <text:p>-0.014228254385159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([.B20]-[.$F$1])/([.A20]+[.$G$1])" office:value-type="float" office:value="0.6" calcext:value-type="float">
            <text:p>0.60</text:p>
          </table:table-cell>
          <table:table-cell table:formula="of:=180-45.78" office:value-type="float" office:value="134.22" calcext:value-type="float">
            <text:p>134.22</text:p>
          </table:table-cell>
          <table:table-cell table:formula="of:=180 * (INDEX([data.$B$2:.$B$81];[.B20]*2-1) - INDEX([data.$B$2:.$B$81];1)) / (INDEX([data.$B$2:.$B$81]; ([.A20]+2)*2-1) - INDEX([data.$B$2:.$B$81];1))" office:value-type="float" office:value="134.278239136077" calcext:value-type="float">
            <text:p>134.278239136077</text:p>
          </table:table-cell>
          <table:table-cell table:number-columns-repeated="2"/>
          <table:table-cell table:formula="of:=[.D20]-[.E20]" office:value-type="float" office:value="-0.058239136077475" calcext:value-type="float">
            <text:p>-0.05823913607747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([.B21]-[.$F$1])/([.A21]+[.$G$1])" office:value-type="float" office:value="0.666666666666667" calcext:value-type="float">
            <text:p>0.67</text:p>
          </table:table-cell>
          <table:table-cell table:formula="of:=180-37.31" office:value-type="float" office:value="142.69" calcext:value-type="float">
            <text:p>142.69</text:p>
          </table:table-cell>
          <table:table-cell table:formula="of:=180 * (INDEX([data.$B$2:.$B$81];[.B21]*2-1) - INDEX([data.$B$2:.$B$81];1)) / (INDEX([data.$B$2:.$B$81]; ([.A21]+2)*2-1) - INDEX([data.$B$2:.$B$81];1))" office:value-type="float" office:value="142.701838042685" calcext:value-type="float">
            <text:p>142.701838042685</text:p>
          </table:table-cell>
          <table:table-cell table:number-columns-repeated="2"/>
          <table:table-cell table:formula="of:=[.D21]-[.E21]" office:value-type="float" office:value="-0.0118380426851559" calcext:value-type="float">
            <text:p>-0.011838042685156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([.B22]-[.$F$1])/([.A22]+[.$G$1])" office:value-type="float" office:value="0.733333333333333" calcext:value-type="float">
            <text:p>0.73</text:p>
          </table:table-cell>
          <table:table-cell table:formula="of:=180-29.22" office:value-type="float" office:value="150.78" calcext:value-type="float">
            <text:p>150.78</text:p>
          </table:table-cell>
          <table:table-cell table:formula="of:=180 * (INDEX([data.$B$2:.$B$81];[.B22]*2-1) - INDEX([data.$B$2:.$B$81];1)) / (INDEX([data.$B$2:.$B$81]; ([.A22]+2)*2-1) - INDEX([data.$B$2:.$B$81];1))" office:value-type="float" office:value="150.750684165001" calcext:value-type="float">
            <text:p>150.750684165001</text:p>
          </table:table-cell>
          <table:table-cell table:number-columns-repeated="2"/>
          <table:table-cell table:formula="of:=[.D22]-[.E22]" office:value-type="float" office:value="0.0293158349992382" calcext:value-type="float">
            <text:p>0.029315834999238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([.B23]-[.$F$1])/([.A23]+[.$G$1])" office:value-type="float" office:value="0.8" calcext:value-type="float">
            <text:p>0.80</text:p>
          </table:table-cell>
          <table:table-cell table:formula="of:=180-21.58" office:value-type="float" office:value="158.42" calcext:value-type="float">
            <text:p>158.42</text:p>
          </table:table-cell>
          <table:table-cell table:formula="of:=180 * (INDEX([data.$B$2:.$B$81];[.B23]*2-1) - INDEX([data.$B$2:.$B$81];1)) / (INDEX([data.$B$2:.$B$81]; ([.A23]+2)*2-1) - INDEX([data.$B$2:.$B$81];1))" office:value-type="float" office:value="158.470804077535" calcext:value-type="float">
            <text:p>158.470804077535</text:p>
          </table:table-cell>
          <table:table-cell table:number-columns-repeated="2"/>
          <table:table-cell table:formula="of:=[.D23]-[.E23]" office:value-type="float" office:value="-0.0508040775348206" calcext:value-type="float">
            <text:p>-0.050804077534821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([.B24]-[.$F$1])/([.A24]+[.$G$1])" office:value-type="float" office:value="0.0714285714285714" calcext:value-type="float">
            <text:p>0.07</text:p>
          </table:table-cell>
          <table:table-cell table:formula="of:=180-149.33" office:value-type="float" office:value="30.67" calcext:value-type="float">
            <text:p>30.67</text:p>
          </table:table-cell>
          <table:table-cell table:formula="of:=180 * (INDEX([data.$B$2:.$B$81];[.B24]*2-1) - INDEX([data.$B$2:.$B$81];1)) / (INDEX([data.$B$2:.$B$81]; ([.A24]+2)*2-1) - INDEX([data.$B$2:.$B$81];1))" office:value-type="float" office:value="30.7789482137205" calcext:value-type="float">
            <text:p>30.7789482137205</text:p>
          </table:table-cell>
          <table:table-cell table:number-columns-repeated="2"/>
          <table:table-cell table:formula="of:=[.D24]-[.E24]" office:value-type="float" office:value="-0.108948213720556" calcext:value-type="float">
            <text:p>-0.108948213720556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B25]-[.$F$1])/([.A25]+[.$G$1])" office:value-type="float" office:value="0.142857142857143" calcext:value-type="float">
            <text:p>0.14</text:p>
          </table:table-cell>
          <table:table-cell table:formula="of:=180-128.43" office:value-type="float" office:value="51.57" calcext:value-type="float">
            <text:p>51.57</text:p>
          </table:table-cell>
          <table:table-cell table:formula="of:=180 * (INDEX([data.$B$2:.$B$81];[.B25]*2-1) - INDEX([data.$B$2:.$B$81];1)) / (INDEX([data.$B$2:.$B$81]; ([.A25]+2)*2-1) - INDEX([data.$B$2:.$B$81];1))" office:value-type="float" office:value="51.7528590390983" calcext:value-type="float">
            <text:p>51.7528590390983</text:p>
          </table:table-cell>
          <table:table-cell table:number-columns-repeated="2"/>
          <table:table-cell table:formula="of:=[.D25]-[.E25]" office:value-type="float" office:value="-0.182859039098332" calcext:value-type="float">
            <text:p>-0.182859039098332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([.B26]-[.$F$1])/([.A26]+[.$G$1])" office:value-type="float" office:value="0.214285714285714" calcext:value-type="float">
            <text:p>0.21</text:p>
          </table:table-cell>
          <table:table-cell table:formula="of:=180-111.38" office:value-type="float" office:value="68.62" calcext:value-type="float">
            <text:p>68.62</text:p>
          </table:table-cell>
          <table:table-cell table:formula="of:=180 * (INDEX([data.$B$2:.$B$81];[.B26]*2-1) - INDEX([data.$B$2:.$B$81];1)) / (INDEX([data.$B$2:.$B$81]; ([.A26]+2)*2-1) - INDEX([data.$B$2:.$B$81];1))" office:value-type="float" office:value="68.753024369736" calcext:value-type="float">
            <text:p>68.753024369736</text:p>
          </table:table-cell>
          <table:table-cell table:number-columns-repeated="2"/>
          <table:table-cell table:formula="of:=[.D26]-[.E26]" office:value-type="float" office:value="-0.133024369735978" calcext:value-type="float">
            <text:p>-0.133024369735978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([.B27]-[.$F$1])/([.A27]+[.$G$1])" office:value-type="float" office:value="0.285714285714286" calcext:value-type="float">
            <text:p>0.29</text:p>
          </table:table-cell>
          <table:table-cell table:formula="of:=180-96.72" office:value-type="float" office:value="83.28" calcext:value-type="float">
            <text:p>83.28</text:p>
          </table:table-cell>
          <table:table-cell table:formula="of:=180 * (INDEX([data.$B$2:.$B$81];[.B27]*2-1) - INDEX([data.$B$2:.$B$81];1)) / (INDEX([data.$B$2:.$B$81]; ([.A27]+2)*2-1) - INDEX([data.$B$2:.$B$81];1))" office:value-type="float" office:value="83.4328828467102" calcext:value-type="float">
            <text:p>83.4328828467102</text:p>
          </table:table-cell>
          <table:table-cell table:number-columns-repeated="2"/>
          <table:table-cell table:formula="of:=[.D27]-[.E27]" office:value-type="float" office:value="-0.152882846710142" calcext:value-type="float">
            <text:p>-0.152882846710142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([.B28]-[.$F$1])/([.A28]+[.$G$1])" office:value-type="float" office:value="0.357142857142857" calcext:value-type="float">
            <text:p>0.36</text:p>
          </table:table-cell>
          <table:table-cell table:formula="of:=180-83.53" office:value-type="float" office:value="96.47" calcext:value-type="float">
            <text:p>96.47</text:p>
          </table:table-cell>
          <table:table-cell table:formula="of:=180 * (INDEX([data.$B$2:.$B$81];[.B28]*2-1) - INDEX([data.$B$2:.$B$81];1)) / (INDEX([data.$B$2:.$B$81]; ([.A28]+2)*2-1) - INDEX([data.$B$2:.$B$81];1))" office:value-type="float" office:value="96.5430969735046" calcext:value-type="float">
            <text:p>96.5430969735046</text:p>
          </table:table-cell>
          <table:table-cell table:number-columns-repeated="2"/>
          <table:table-cell table:formula="of:=[.D28]-[.E28]" office:value-type="float" office:value="-0.0730969735045619" calcext:value-type="float">
            <text:p>-0.073096973504562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([.B29]-[.$F$1])/([.A29]+[.$G$1])" office:value-type="float" office:value="0.428571428571429" calcext:value-type="float">
            <text:p>0.43</text:p>
          </table:table-cell>
          <table:table-cell table:formula="of:=180-71.55" office:value-type="float" office:value="108.45" calcext:value-type="float">
            <text:p>108.45</text:p>
          </table:table-cell>
          <table:table-cell table:formula="of:=180 * (INDEX([data.$B$2:.$B$81];[.B29]*2-1) - INDEX([data.$B$2:.$B$81];1)) / (INDEX([data.$B$2:.$B$81]; ([.A29]+2)*2-1) - INDEX([data.$B$2:.$B$81];1))" office:value-type="float" office:value="108.500087389051" calcext:value-type="float">
            <text:p>108.500087389051</text:p>
          </table:table-cell>
          <table:table-cell table:number-columns-repeated="2"/>
          <table:table-cell table:formula="of:=[.D29]-[.E29]" office:value-type="float" office:value="-0.0500873890512992" calcext:value-type="float">
            <text:p>-0.050087389051299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B30]-[.$F$1])/([.A30]+[.$G$1])" office:value-type="float" office:value="0.5" calcext:value-type="float">
            <text:p>0.50</text:p>
          </table:table-cell>
          <table:table-cell table:formula="of:=180-60.56" office:value-type="float" office:value="119.44" calcext:value-type="float">
            <text:p>119.44</text:p>
          </table:table-cell>
          <table:table-cell table:formula="of:=180 * (INDEX([data.$B$2:.$B$81];[.B30]*2-1) - INDEX([data.$B$2:.$B$81];1)) / (INDEX([data.$B$2:.$B$81]; ([.A30]+2)*2-1) - INDEX([data.$B$2:.$B$81];1))" office:value-type="float" office:value="119.563357062216" calcext:value-type="float">
            <text:p>119.563357062216</text:p>
          </table:table-cell>
          <table:table-cell table:number-columns-repeated="2"/>
          <table:table-cell table:formula="of:=[.D30]-[.E30]" office:value-type="float" office:value="-0.123357062216286" calcext:value-type="float">
            <text:p>-0.123357062216286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([.B31]-[.$F$1])/([.A31]+[.$G$1])" office:value-type="float" office:value="0.571428571428571" calcext:value-type="float">
            <text:p>0.57</text:p>
          </table:table-cell>
          <table:table-cell table:formula="of:=180-50.2" office:value-type="float" office:value="129.8" calcext:value-type="float">
            <text:p>129.8</text:p>
          </table:table-cell>
          <table:table-cell table:formula="of:=180 * (INDEX([data.$B$2:.$B$81];[.B31]*2-1) - INDEX([data.$B$2:.$B$81];1)) / (INDEX([data.$B$2:.$B$81]; ([.A31]+2)*2-1) - INDEX([data.$B$2:.$B$81];1))" office:value-type="float" office:value="129.90763685834" calcext:value-type="float">
            <text:p>129.90763685834</text:p>
          </table:table-cell>
          <table:table-cell table:number-columns-repeated="2"/>
          <table:table-cell table:formula="of:=[.D31]-[.E31]" office:value-type="float" office:value="-0.107636858339959" calcext:value-type="float">
            <text:p>-0.107636858339959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([.B32]-[.$F$1])/([.A32]+[.$G$1])" office:value-type="float" office:value="0.642857142857143" calcext:value-type="float">
            <text:p>0.64</text:p>
          </table:table-cell>
          <table:table-cell table:formula="of:=180-40.42" office:value-type="float" office:value="139.58" calcext:value-type="float">
            <text:p>139.58</text:p>
          </table:table-cell>
          <table:table-cell table:formula="of:=180 * (INDEX([data.$B$2:.$B$81];[.B32]*2-1) - INDEX([data.$B$2:.$B$81];1)) / (INDEX([data.$B$2:.$B$81]; ([.A32]+2)*2-1) - INDEX([data.$B$2:.$B$81];1))" office:value-type="float" office:value="139.657151494825" calcext:value-type="float">
            <text:p>139.657151494825</text:p>
          </table:table-cell>
          <table:table-cell table:number-columns-repeated="2"/>
          <table:table-cell table:formula="of:=[.D32]-[.E32]" office:value-type="float" office:value="-0.0771514948251593" calcext:value-type="float">
            <text:p>-0.077151494825159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([.B33]-[.$F$1])/([.A33]+[.$G$1])" office:value-type="float" office:value="0.714285714285714" calcext:value-type="float">
            <text:p>0.71</text:p>
          </table:table-cell>
          <table:table-cell table:formula="of:=180-31.59" office:value-type="float" office:value="148.41" calcext:value-type="float">
            <text:p>148.41</text:p>
          </table:table-cell>
          <table:table-cell table:formula="of:=180 * (INDEX([data.$B$2:.$B$81];[.B33]*2-1) - INDEX([data.$B$2:.$B$81];1)) / (INDEX([data.$B$2:.$B$81]; ([.A33]+2)*2-1) - INDEX([data.$B$2:.$B$81];1))" office:value-type="float" office:value="148.418182591156" calcext:value-type="float">
            <text:p>148.418182591156</text:p>
          </table:table-cell>
          <table:table-cell table:number-columns-repeated="2"/>
          <table:table-cell table:formula="of:=[.D33]-[.E33]" office:value-type="float" office:value="-0.00818259115618503" calcext:value-type="float">
            <text:p>-0.00818259115618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([.B34]-[.$F$1])/([.A34]+[.$G$1])" office:value-type="float" office:value="0.785714285714286" calcext:value-type="float">
            <text:p>0.79</text:p>
          </table:table-cell>
          <table:table-cell table:formula="of:=180-23.27" office:value-type="float" office:value="156.73" calcext:value-type="float">
            <text:p>156.73</text:p>
          </table:table-cell>
          <table:table-cell table:formula="of:=180 * (INDEX([data.$B$2:.$B$81];[.B34]*2-1) - INDEX([data.$B$2:.$B$81];1)) / (INDEX([data.$B$2:.$B$81]; ([.A34]+2)*2-1) - INDEX([data.$B$2:.$B$81];1))" office:value-type="float" office:value="156.789449071078" calcext:value-type="float">
            <text:p>156.789449071078</text:p>
          </table:table-cell>
          <table:table-cell table:number-columns-repeated="2"/>
          <table:table-cell table:formula="of:=[.D34]-[.E34]" office:value-type="float" office:value="-0.059449071077978" calcext:value-type="float">
            <text:p>-0.05944907107797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([.B35]-[.$F$1])/([.A35]+[.$G$1])" office:value-type="float" office:value="0.857142857142857" calcext:value-type="float">
            <text:p>0.86</text:p>
          </table:table-cell>
          <table:table-cell table:formula="of:=180-15.1" office:value-type="float" office:value="164.9" calcext:value-type="float">
            <text:p>164.9</text:p>
          </table:table-cell>
          <table:table-cell table:formula="of:=180 * (INDEX([data.$B$2:.$B$81];[.B35]*2-1) - INDEX([data.$B$2:.$B$81];1)) / (INDEX([data.$B$2:.$B$81]; ([.A35]+2)*2-1) - INDEX([data.$B$2:.$B$81];1))" office:value-type="float" office:value="164.818821239791" calcext:value-type="float">
            <text:p>164.818821239791</text:p>
          </table:table-cell>
          <table:table-cell table:number-columns-repeated="2"/>
          <table:table-cell table:formula="of:=[.D35]-[.E35]" office:value-type="float" office:value="0.0811787602092124" calcext:value-type="float">
            <text:p>0.081178760209213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5"/>
        </table:table-row>
      </table:table>
      <table:named-expressions/>
      <table:database-ranges>
        <table:database-range table:name="__Anonymous_Sheet_DB__1" table:target-range-address="Sheet1.A2:Sheet1.E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11:29:53.538637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12:16:13.609447133</meta:creation-date>
    <dc:date>2016-12-27T12:06:18.617387282</dc:date>
    <meta:editing-duration>PT3H17M19S</meta:editing-duration>
    <meta:editing-cycles>18</meta:editing-cycles>
    <meta:generator>LibreOffice/5.2.3.3$Linux_X86_64 LibreOffice_project/20m0$Build-3</meta:generator>
    <meta:document-statistic meta:table-count="2" meta:cell-count="3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2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74cm" svg:height="12.671cm" xlink:href=".." xlink:type="simple" chart:class="chart:scatter" chart:column-mapping="2 1" chart:style-name="ch1">
        <chart:legend chart:legend-position="end" svg:x="14.516cm" svg:y="5.787cm" style:legend-expansion="high" chart:style-name="ch2"/>
        <chart:plot-area chart:style-name="ch3" table:cell-range-address="Sheet1.C2:Sheet1.D11 Sheet1.E1:Sheet1.E11 Sheet1.D1:Sheet1.D1" chart:data-source-has-labels="row" svg:x="0.367cm" svg:y="0.253cm" svg:width="13.782cm" svg:height="12.165cm">
          <chartooo:coordinate-region svg:x="0.988cm" svg:y="0.453cm" svg:width="12.643cm" svg:height="11.3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1" chart:label-cell-address="Sheet1.E1:Sheet1.E1" chart:class="chart:scatter">
            <chart:domain table:cell-range-address="Sheet1.C2:Sheet1.C11"/>
            <chart:data-point chart:repeated="10"/>
          </chart:series>
          <chart:series chart:style-name="ch8" chart:values-cell-range-address="Sheet1.D2:Sheet1.D11" chart:label-cell-address="Sheet1.D1:Sheet1.D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est</text:p>
                <draw:g>
                  <svg:desc>Sheet1.E1:Sheet1.E1</svg:desc>
                </draw:g>
              </table:table-cell>
              <table:table-cell office:value-type="string">
                <text:p>sceenshot angl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11</svg:desc>
                </draw:g>
              </table:table-cell>
              <table:table-cell office:value-type="float" office:value="0">
                <text:p>0</text:p>
                <draw:g>
                  <svg:desc>Sheet1.E2:Sheet1.E11</svg:desc>
                </draw:g>
              </table:table-cell>
              <table:table-cell office:value-type="float" office:value="0">
                <text:p>0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55.3943578485181">
                <text:p>55.3943578485181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98.5406429355496">
                <text:p>98.5406429355496</text:p>
              </table:table-cell>
              <table:table-cell office:value-type="float" office:value="98.42">
                <text:p>98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42.091892739533">
                <text:p>142.09189273953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154.300674298259">
                <text:p>154.300674298259</text:p>
              </table:table-cell>
              <table:table-cell office:value-type="float" office:value="154.3">
                <text:p>15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162.001129057551">
                <text:p>162.001129057551</text:p>
              </table:table-cell>
              <table:table-cell office:value-type="float" office:value="162.13">
                <text:p>162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6551724137931">
                <text:p>0.896551724137931</text:p>
              </table:table-cell>
              <table:table-cell office:value-type="float" office:value="169.39919397836">
                <text:p>169.39919397836</text:p>
              </table:table-cell>
              <table:table-cell office:value-type="float" office:value="169.57">
                <text:p>169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3793103448276">
                <text:p>0.913793103448276</text:p>
              </table:table-cell>
              <table:table-cell office:value-type="float" office:value="171.205460247765">
                <text:p>171.205460247765</text:p>
              </table:table-cell>
              <table:table-cell office:value-type="float" office:value="171.38">
                <text:p>171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1034482758621">
                <text:p>0.931034482758621</text:p>
              </table:table-cell>
              <table:table-cell office:value-type="float" office:value="172.995383409127">
                <text:p>172.995383409127</text:p>
              </table:table-cell>
              <table:table-cell office:value-type="float" office:value="173.06">
                <text:p>173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2758620689655">
                <text:p>0.982758620689655</text:p>
              </table:table-cell>
              <table:table-cell office:value-type="float" office:value="178.271299984319">
                <text:p>178.271299984319</text:p>
              </table:table-cell>
              <table:table-cell office:value-type="float" office:value="178.32">
                <text:p>178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51cm" svg:stroke-color="#83caff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2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legend chart:legend-position="end" svg:x="12.142cm" svg:y="3.952cm" style:legend-expansion="high" chart:style-name="ch2"/>
        <chart:plot-area chart:style-name="ch3" table:cell-range-address="Sheet1.C12:Sheet1.E35 Sheet1.D1:Sheet1.E1" chart:data-source-has-labels="row" svg:x="0.32cm" svg:y="0.18cm" svg:width="11.502cm" svg:height="8.64cm">
          <chartooo:coordinate-region svg:x="0.941cm" svg:y="0.379cm" svg:width="10.36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2:Sheet1.E35" chart:label-cell-address="Sheet1.E1:Sheet1.E1" chart:class="chart:scatter">
            <chart:domain table:cell-range-address="Sheet1.C12:Sheet1.C35"/>
            <chart:data-point chart:repeated="24"/>
          </chart:series>
          <chart:series chart:style-name="ch8" chart:values-cell-range-address="Sheet1.D12:Sheet1.D35" chart:label-cell-address="Sheet1.D1:Sheet1.D1" chart:class="chart:scatte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est</text:p>
                <draw:g>
                  <svg:desc>Sheet1.E1:Sheet1.E1</svg:desc>
                </draw:g>
              </table:table-cell>
              <table:table-cell office:value-type="string">
                <text:p>sceenshot angl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6666666666667">
                <text:p>0.0666666666666667</text:p>
                <draw:g>
                  <svg:desc>Sheet1.C12:Sheet1.C35</svg:desc>
                </draw:g>
              </table:table-cell>
              <table:table-cell office:value-type="float" office:value="29.5934932394211">
                <text:p>29.5934932394211</text:p>
                <draw:g>
                  <svg:desc>Sheet1.E12:Sheet1.E35</svg:desc>
                </draw:g>
              </table:table-cell>
              <table:table-cell office:value-type="float" office:value="29.53">
                <text:p>29.53</text:p>
                <draw:g>
                  <svg:desc>Sheet1.D12:Sheet1.D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49.7595913109058">
                <text:p>49.7595913109058</text:p>
              </table:table-cell>
              <table:table-cell office:value-type="float" office:value="49.63">
                <text:p>49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66.1049931838976">
                <text:p>66.1049931838976</text:p>
              </table:table-cell>
              <table:table-cell office:value-type="float" office:value="66.06">
                <text:p>66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80.2194551069446">
                <text:p>80.2194551069446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92.8247277249251">
                <text:p>92.8247277249251</text:p>
              </table:table-cell>
              <table:table-cell office:value-type="float" office:value="92.69">
                <text:p>92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04.32119318467">
                <text:p>104.32119318467</text:p>
              </table:table-cell>
              <table:table-cell office:value-type="float" office:value="104.79">
                <text:p>104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14.958359666296">
                <text:p>114.958359666296</text:p>
              </table:table-cell>
              <table:table-cell office:value-type="float" office:value="114.95">
                <text:p>114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24.904228254385">
                <text:p>124.904228254385</text:p>
              </table:table-cell>
              <table:table-cell office:value-type="float" office:value="124.89">
                <text:p>124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134.278239136077">
                <text:p>134.278239136077</text:p>
              </table:table-cell>
              <table:table-cell office:value-type="float" office:value="134.22">
                <text:p>134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42.701838042685">
                <text:p>142.701838042685</text:p>
              </table:table-cell>
              <table:table-cell office:value-type="float" office:value="142.69">
                <text:p>142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50.750684165001">
                <text:p>150.750684165001</text:p>
              </table:table-cell>
              <table:table-cell office:value-type="float" office:value="150.78">
                <text:p>150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">
                <text:p>0.8</text:p>
              </table:table-cell>
              <table:table-cell office:value-type="float" office:value="158.470804077535">
                <text:p>158.470804077535</text:p>
              </table:table-cell>
              <table:table-cell office:value-type="float" office:value="158.42">
                <text:p>158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30.7789482137205">
                <text:p>30.7789482137205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51.7528590390983">
                <text:p>51.7528590390983</text:p>
              </table:table-cell>
              <table:table-cell office:value-type="float" office:value="51.57">
                <text:p>51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68.753024369736">
                <text:p>68.753024369736</text:p>
              </table:table-cell>
              <table:table-cell office:value-type="float" office:value="68.62">
                <text:p>68.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83.4328828467102">
                <text:p>83.4328828467102</text:p>
              </table:table-cell>
              <table:table-cell office:value-type="float" office:value="83.28">
                <text:p>83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96.5430969735046">
                <text:p>96.5430969735046</text:p>
              </table:table-cell>
              <table:table-cell office:value-type="float" office:value="96.47">
                <text:p>96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08.500087389051">
                <text:p>108.500087389051</text:p>
              </table:table-cell>
              <table:table-cell office:value-type="float" office:value="108.45">
                <text:p>108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119.563357062216">
                <text:p>119.563357062216</text:p>
              </table:table-cell>
              <table:table-cell office:value-type="float" office:value="119.44">
                <text:p>119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29.90763685834">
                <text:p>129.90763685834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39.657151494825">
                <text:p>139.657151494825</text:p>
              </table:table-cell>
              <table:table-cell office:value-type="float" office:value="139.58">
                <text:p>139.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48.418182591156">
                <text:p>148.418182591156</text:p>
              </table:table-cell>
              <table:table-cell office:value-type="float" office:value="148.41">
                <text:p>148.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156.789449071078">
                <text:p>156.789449071078</text:p>
              </table:table-cell>
              <table:table-cell office:value-type="float" office:value="156.73">
                <text:p>156.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64.818821239791">
                <text:p>164.818821239791</text:p>
              </table:table-cell>
              <table:table-cell office:value-type="float" office:value="164.9">
                <text:p>164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3.703cm" style:legend-expansion="high" chart:style-name="ch2"/>
        <chart:plot-area chart:style-name="ch3" table:cell-range-address="Sheet1.C2:Sheet1.C11 Sheet1.H2:Sheet1.H35" chart:data-source-has-labels="row" svg:x="0.32cm" svg:y="0.18cm" svg:width="13.355cm" svg:height="8.64cm">
          <chartooo:coordinate-region svg:x="1.153cm" svg:y="0.379cm" svg:width="12.1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11" loext:label-string="lvl28" chart:class="chart:scatter">
            <chart:domain table:cell-range-address="Sheet1.C2:Sheet1.C11"/>
            <chart:data-point chart:repeated="10"/>
          </chart:series>
          <chart:series chart:style-name="ch8" chart:values-cell-range-address="Sheet1.H12:Sheet1.H23" loext:label-string="lvl14" chart:class="chart:scatter">
            <chart:domain table:cell-range-address="Sheet1.C12:Sheet1.C23"/>
            <chart:data-point chart:repeated="12"/>
          </chart:series>
          <chart:series chart:style-name="ch9" chart:values-cell-range-address="Sheet1.H24:Sheet1.H35" loext:label-string="lvl13" chart:class="chart:scatter">
            <chart:domain table:cell-range-address="Sheet1.C24:Sheet1.C35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vl28</text:p>
              </table:table-cell>
              <table:table-cell office:value-type="string">
                <text:p>Column C</text:p>
              </table:table-cell>
              <table:table-cell office:value-type="string">
                <text:p>lvl14</text:p>
              </table:table-cell>
              <table:table-cell office:value-type="string">
                <text:p>Column C</text:p>
              </table:table-cell>
              <table:table-cell office:value-type="string">
                <text:p>lvl1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11</svg:desc>
                </draw:g>
              </table:table-cell>
              <table:table-cell office:value-type="float" office:value="0">
                <text:p>0</text:p>
                <draw:g>
                  <svg:desc>Sheet1.H2:Sheet1.H11</svg:desc>
                </draw:g>
              </table:table-cell>
              <table:table-cell office:value-type="float" office:value="0.0666666666666667">
                <text:p>0.0666666666666667</text:p>
                <draw:g>
                  <svg:desc>Sheet1.C12:Sheet1.C23</svg:desc>
                </draw:g>
              </table:table-cell>
              <table:table-cell office:value-type="float" office:value="-0.0634932394210672">
                <text:p>-0.0634932394210672</text:p>
                <draw:g>
                  <svg:desc>Sheet1.H12:Sheet1.H23</svg:desc>
                </draw:g>
              </table:table-cell>
              <table:table-cell office:value-type="float" office:value="0.0714285714285714">
                <text:p>0.0714285714285714</text:p>
                <draw:g>
                  <svg:desc>Sheet1.C24:Sheet1.C35</svg:desc>
                </draw:g>
              </table:table-cell>
              <table:table-cell office:value-type="float" office:value="-0.108948213720556">
                <text:p>-0.108948213720556</text:p>
                <draw:g>
                  <svg:desc>Sheet1.H24:Sheet1.H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-0.144357848518105">
                <text:p>-0.144357848518105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-0.129591310905788">
                <text:p>-0.12959131090578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-0.182859039098332">
                <text:p>-0.182859039098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-0.120642935549611">
                <text:p>-0.120642935549611</text:p>
              </table:table-cell>
              <table:table-cell office:value-type="float" office:value="0.2">
                <text:p>0.2</text:p>
              </table:table-cell>
              <table:table-cell office:value-type="float" office:value="-0.0449931838976028">
                <text:p>-0.0449931838976028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-0.133024369735978">
                <text:p>-0.133024369735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-0.0918927395327103">
                <text:p>-0.091892739532710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-0.119455106944571">
                <text:p>-0.11945510694457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-0.152882846710142">
                <text:p>-0.152882846710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-0.000674298259326633">
                <text:p>-0.0006742982593266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34727724925128">
                <text:p>-0.13472772492512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-0.0730969735045619">
                <text:p>-0.0730969735045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0.128870942449453">
                <text:p>0.128870942449453</text:p>
              </table:table-cell>
              <table:table-cell office:value-type="float" office:value="0.4">
                <text:p>0.4</text:p>
              </table:table-cell>
              <table:table-cell office:value-type="float" office:value="0.468806815330311">
                <text:p>0.46880681533031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-0.0500873890512992">
                <text:p>-0.0500873890512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6551724137931">
                <text:p>0.896551724137931</text:p>
              </table:table-cell>
              <table:table-cell office:value-type="float" office:value="0.170806021640288">
                <text:p>0.17080602164028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-0.00835966629600193">
                <text:p>-0.00835966629600193</text:p>
              </table:table-cell>
              <table:table-cell office:value-type="float" office:value="0.5">
                <text:p>0.5</text:p>
              </table:table-cell>
              <table:table-cell office:value-type="float" office:value="-0.123357062216286">
                <text:p>-0.123357062216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3793103448276">
                <text:p>0.913793103448276</text:p>
              </table:table-cell>
              <table:table-cell office:value-type="float" office:value="0.174539752234608">
                <text:p>0.17453975223460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-0.0142282543851593">
                <text:p>-0.014228254385159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-0.107636858339959">
                <text:p>-0.107636858339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1034482758621">
                <text:p>0.931034482758621</text:p>
              </table:table-cell>
              <table:table-cell office:value-type="float" office:value="0.0646165908734702">
                <text:p>0.0646165908734702</text:p>
              </table:table-cell>
              <table:table-cell office:value-type="float" office:value="0.6">
                <text:p>0.6</text:p>
              </table:table-cell>
              <table:table-cell office:value-type="float" office:value="-0.058239136077475">
                <text:p>-0.058239136077475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-0.0771514948251593">
                <text:p>-0.0771514948251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2758620689655">
                <text:p>0.982758620689655</text:p>
              </table:table-cell>
              <table:table-cell office:value-type="float" office:value="0.0487000156813622">
                <text:p>0.048700015681362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0118380426851559">
                <text:p>-0.0118380426851559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-0.00818259115618503">
                <text:p>-0.00818259115618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0293158349992382">
                <text:p>0.0293158349992382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-0.059449071077978">
                <text:p>-0.059449071077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-0.0508040775348206">
                <text:p>-0.050804077534820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811787602092124">
                <text:p>0.08117876020921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